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fo:text-align="justify" fo:margin-top="0.3333in" fo:margin-bottom="0.1666in" fo:line-height="104%"/>
      <style:text-properties style:font-name-complex="Calibri" fo:font-weight="bold" style:font-weight-asian="bold" fo:color="#008576" fo:font-size="12pt" style:font-size-asian="12pt"/>
    </style:style>
    <style:style style:name="P18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19" style:parent-style-name="Normální" style:family="paragraph">
      <style:paragraph-properties fo:text-align="justify" fo:margin-top="0.1388in" fo:margin-bottom="0.1388in" fo:line-height="104%"/>
    </style:style>
    <style:style style:name="T20" style:parent-style-name="Standardnípísmoodstavce" style:family="text">
      <style:text-properties style:font-name-complex="Calibri"/>
    </style:style>
    <style:style style:name="T21" style:parent-style-name="Standardnípísmoodstavce" style:family="text">
      <style:text-properties style:font-name-complex="Calibri" fo:font-weight="bold" style:font-weight-asian="bold"/>
    </style:style>
    <style:style style:name="T22" style:parent-style-name="Standardnípísmoodstavce" style:family="text">
      <style:text-properties style:font-name-complex="Calibri"/>
    </style:style>
    <style:style style:name="P23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24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25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26" style:parent-style-name="Normální" style:family="paragraph">
      <style:paragraph-properties fo:text-align="justify" fo:margin-top="0.0833in" fo:margin-bottom="0.0833in" fo:margin-left="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27" style:parent-style-name="Normální" style:family="paragraph">
      <style:paragraph-properties fo:text-align="justify" fo:margin-top="0.1388in" fo:margin-bottom="0.1388in" fo:line-height="104%"/>
    </style:style>
    <style:style style:name="T28" style:parent-style-name="Standardnípísmoodstavce" style:family="text">
      <style:text-properties style:font-name-complex="Calibri"/>
    </style:style>
    <style:style style:name="T29" style:parent-style-name="Standardnípísmoodstavce" style:family="text">
      <style:text-properties style:font-name-complex="Calibri" fo:font-weight="bold" style:font-weight-asian="bold"/>
    </style:style>
    <style:style style:name="T30" style:parent-style-name="Standardnípísmoodstavce" style:family="text">
      <style:text-properties style:font-name-complex="Calibri"/>
    </style:style>
    <style:style style:name="P31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2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3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4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5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6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7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8" style:parent-style-name="Normální" style:family="paragraph">
      <style:paragraph-properties fo:text-align="justify" fo:margin-left="2.1659in">
        <style:tab-stops/>
      </style:paragraph-properties>
      <style:text-properties style:font-name-complex="Calibri"/>
    </style:style>
    <style:style style:name="P39" style:parent-style-name="Normální" style:family="paragraph">
      <style:paragraph-properties fo:text-align="justify" fo:margin-left="2.1659in">
        <style:tab-stops/>
      </style:paragraph-properties>
      <style:text-properties style:font-name-complex="Calibri"/>
    </style:style>
    <style:style style:name="P40" style:parent-style-name="Normální" style:family="paragraph">
      <style:paragraph-properties fo:text-align="justify" fo:margin-left="2.1659in">
        <style:tab-stops/>
      </style:paragraph-properties>
      <style:text-properties style:font-name-complex="Calibri"/>
    </style:style>
    <style:style style:name="P41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  <style:style style:name="P42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6/2021<text:bookmark-end text:name="Text14"/></text:p>
            <text:p text:style-name="Normální">KVOP-40383/2021<text:bookmark-end text:name="Text2"/></text:p>
            <text:p text:style-name="Normální"><text:bookmark-start text:name="Text6"/>05. 10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L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Sdělení o poskytnutí informace podle zákona č. 106/1999 Sb., o svobodném<text:s/>přístupu k informacím, ve znění pozdějších předpisů</text:p>
      <text:p text:style-name="P18">Vážený pane M.,</text:p>
      <text:p text:style-name="P19"><text:span text:style-name="T20">dne 21. září 2021 byla do Kanceláře veřejného ochránce práv doručena Vaše žádost podle zákona o svobodném přístupu k informacím, kterou<text:s/></text:span><text:span text:style-name="T21">žádáte následující informace</text:span><text:span text:style-name="T22">:</text:span></text:p>
      <text:list text:style-name="LFO3_1" text:continue-numbering="true">
        <text:list-item>
          <text:p text:style-name="P23">ve kterých věznicích v ČR jsou zřízeny nekuřácké oddíly,</text:p>
        </text:list-item>
        <text:list-item>
          <text:p text:style-name="P24">aktuální znění zákonů č. 65/2017 Sb. a č. 379/2005 Sb.,</text:p>
        </text:list-item>
        <text:list-item>
          <text:p text:style-name="P25">aktuální znění Evropských vězeňských pravidel.</text:p>
        </text:list-item>
      </text:list>
      <text:p text:style-name="P26"/>
      <text:p text:style-name="P27"><text:span text:style-name="T28">K Vaší žádosti<text:s/></text:span><text:span text:style-name="T29">poskytuji následující informace</text:span><text:span text:style-name="T30">:</text:span></text:p>
      <text:p text:style-name="P31">K bodu č. 1</text:p>
      <text:p text:style-name="P32">Věznice Bělušice má v oddělení s ostrahou s vysokým<text:s/>stupněm zabezpečení zřízen oddíl nekuřácké zóny, Věznice Oráčov má tento oddíl ve vysokém stupni zabezpečení a Věznice Vinařice má ve vysokém stupni zabezpečení zřízen oddíl bezdrogové a nekuřácké zóny. O jiných oddílech uvedeného typu vnitřní předpisy vězeňské služby nehovoří.</text:p>
      <text:p text:style-name="P33">Nemáme k dispozici jakýkoliv jiný seznam věznic, ve kterých jsou zřízeny tzv. nekuřácké oddíly, a není nám známa ani existence takového seznamu. Platí, že kouření je možné ve věznicích na některých celách, a v tzv. ložnicovém místu jsou na oddíle a ve společných prostorách věznice (např. vycházkové dvory) místa určená ke kouření (kuřárny). Odsouzení jsou povinni dodržovat zákaz kouření v místech, kde je to vzhledem k možnému ohrožení zdraví nekuřáků nebo z protipožárních důvodů ředitelem věznice zakázáno. Na základě vlastní žádosti se odsouzený nekuřák umístí vždy odděleně od odsouzených kuřáků.</text:p>
      <text:p text:style-name="P34">K bodu č. 2</text:p>
      <text:p text:style-name="P35">V příloze zasílám zákon č. 65/2017 Sb., o ochraně zdraví před škodlivými účinky návykových látek, ve znění pozdějších předpisů, a<text:s/>zákon č. 379/2005 Sb., o opatřeních k ochraně před škodami působenými tabákovými výrobky, alkoholem a jinými návykovými látkami a o<text:s/><text:soft-page-break/>změně souvisejících zákonů, ve znění pozdějších předpisů, který však byl již zrušen, účinný byl do 31. 5. 2017 a nahradil ho<text:s/>zákon prvně uvedený.</text:p>
      <text:p text:style-name="P36">K bodu č. 3:</text:p>
      <text:p text:style-name="P37">V příloze zasílám Evropská vězeňská pravidla (Doporučení Výboru ministrů Rady Evropy Rec (2006) 2. Aktualizované znění Evropských vězeňských pravidel dosud nebylo oficiálně přeloženo do češtiny; v případě Vašeho zájmu zašleme anglickou verzi.</text:p>
      <text:p text:style-name="P38"/>
      <text:p text:style-name="P39"/>
      <text:p text:style-name="P40"/>
      <text:p text:style-name="P41">JUDr. Pavel Pořízek, Ph.D.</text:p>
      <text:p text:style-name="P42">vedoucí Kanceláře veřejného ochránce práv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QPXE*</text:span></text:p>
        <text:p text:style-name="P12"><text:span text:style-name="T13">KVOPX00BQPXE</text:span>KVOPX00BQPX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0-14T10:09:00Z</meta:creation-date>
    <dc:date>2021-10-14T10:10:00Z</dc:date>
    <meta:print-date>2021-10-05T07:45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35" meta:character-count="2311" meta:row-count="16" meta:non-whitespace-character-count="1980"/>
  </office:meta>
</office:document-meta>
</file>